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02cm solid #000000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2"/>
        <table:table-row table:style-name="ro1">
          <table:table-cell table:style-name="ce1" office:value-type="string">
            <text:p>nom_adh</text:p>
          </table:table-cell>
          <table:table-cell table:style-name="ce1" office:value-type="string">
            <text:p>lib_act</text:p>
          </table:table-cell>
          <table:table-cell table:style-name="ce1" office:value-type="string">
            <text:p>nb_hr</text:p>
          </table:table-cell>
        </table:table-row>
        <table:table-row table:style-name="ro1">
          <table:table-cell office:value-type="string">
            <text:p>bibi</text:p>
          </table:table-cell>
          <table:table-cell office:value-type="string">
            <text:p>Gym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bibi</text:p>
          </table:table-cell>
          <table:table-cell office:value-type="string">
            <text:p>Tennis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oubi</text:p>
          </table:table-cell>
          <table:table-cell office:value-type="string">
            <text:p>Volley Ball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tobi</text:p>
          </table:table-cell>
          <table:table-cell office:value-type="string">
            <text:p>Volley Ball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tobi</text:p>
          </table:table-cell>
          <table:table-cell office:value-type="string">
            <text:p>Football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oto</text:p>
          </table:table-cell>
          <table:table-cell office:value-type="string">
            <text:p>Footbal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toto</text:p>
          </table:table-cell>
          <table:table-cell office:value-type="string">
            <text:p>Tennis</text:p>
          </table:table-cell>
          <table:table-cell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date-style style:name="N111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number:date-style style:name="N5106" number:language="fr" number:country="FR">
      <number:day number:style="long"/>
      <number:text>-</number:text>
      <number:month number:textual="true"/>
    </number:date-style>
    <number:date-style style:name="N5107" number:language="fr" number:country="FR">
      <number:month number:textual="true"/>
      <number:text>-</number:text>
      <number:year/>
    </number:date-style>
    <number:time-style style:name="N5108" number:language="fr" number:country="FR">
      <number:hours/>
      <number:text>:</number:text>
      <number:minutes number:style="long"/>
      <number:text> </number:text>
      <number:am-pm/>
    </number:time-style>
    <number:time-style style:name="N5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fr" number:country="FR">
      <number:number number:decimal-places="0" number:min-integer-digits="1" number:grouping="true"/>
      <number:text>   </number:text>
    </number:number-style>
    <number:number-style style:name="N5111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1P0"/>
    </number:number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2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€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€</number:text>
    </number:number-style>
    <number:number-style style:name="N5117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date-style style:name="N5119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24/09/2012</text:date>, <text:time>14:5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24T14:51:28.58</dc:date>
    <meta:editing-duration>PT15S</meta:editing-duration>
    <meta:editing-cycles>1</meta:editing-cycles>
    <meta:document-statistic meta:table-count="1" meta:cell-count="24" meta:object-count="0"/>
    <meta:generator>OpenOffice.org/3.3$Win32 OpenOffice.org_project/330m20$Build-9567</meta:generator>
  </office:meta>
</office:document-meta>
</file>